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OpenSymbol1" svg:font-family="OpenSymbol, 'Arial Unicode MS'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3" svg:font-family="'Lohit Hindi'" style:font-family-generic="modern" style:font-pitch="fixed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 Fallback2" svg:font-family="'Droid Sans Fallback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keep-together="always" fo:keep-with-next="always"/>
      <style:text-properties style:use-window-font-color="true" style:font-name="Arial" fo:font-size="12pt" fo:language="en" fo:country="US" fo:font-style="normal" fo:font-weight="normal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3" style:family="paragraph" style:parent-style-name="Text_20_body">
      <style:paragraph-properties fo:keep-together="always" fo:keep-with-next="always"/>
      <style:text-properties style:use-window-font-color="true" style:font-name="Arial" fo:font-size="12pt" fo:language="en" fo:country="US" fo:font-style="normal" style:letter-kerning="true" style:font-name-asian="Lohit Hindi1" style:language-asian="hi" style:country-asian="IN" style:font-style-asian="normal" style:font-name-complex="Droid Sans Fallback2" style:font-style-complex="normal"/>
    </style:style>
    <style:style style:name="P4" style:family="paragraph" style:parent-style-name="Text_20_body">
      <style:paragraph-properties fo:keep-together="always" fo:keep-with-next="always"/>
    </style:style>
    <style:style style:name="P5" style:family="paragraph" style:parent-style-name="Text_20_body" style:master-page-name="">
      <style:paragraph-properties fo:margin-top="0.199cm" fo:margin-bottom="0cm" fo:keep-together="always" style:page-number="auto" fo:keep-with-next="always" style:text-autospace="none"/>
      <style:text-properties style:use-window-font-color="true" style:font-name="Arial" fo:font-size="12pt" fo:language="en" fo:country="US" fo:font-style="normal" fo:font-weight="normal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6" style:family="paragraph" style:parent-style-name="Standard" style:master-page-name="">
      <style:paragraph-properties fo:keep-together="always" style:page-number="auto" fo:break-before="auto" fo:break-after="auto" fo:keep-with-next="always"/>
    </style:style>
    <style:style style:name="P7" style:family="paragraph" style:parent-style-name="Heading_20_3" style:master-page-name="">
      <style:paragraph-properties fo:keep-together="always" style:page-number="auto" fo:keep-with-next="always"/>
      <style:text-properties fo:font-weight="bold" style:font-weight-asian="bold" style:font-weight-complex="bold"/>
    </style:style>
    <style:style style:name="P8" style:family="paragraph" style:parent-style-name="Heading_20_3">
      <style:paragraph-properties fo:keep-together="always" fo:keep-with-next="always"/>
      <style:text-properties fo:font-weight="bold" style:font-weight-asian="bold" style:font-weight-complex="bold"/>
    </style:style>
    <style:style style:name="P9" style:family="paragraph" style:parent-style-name="Heading_20_2" style:master-page-name="">
      <style:paragraph-properties fo:keep-together="always" style:page-number="auto" fo:keep-with-next="always"/>
    </style:style>
    <style:style style:name="P10" style:family="paragraph" style:parent-style-name="Heading_20_2">
      <style:paragraph-properties fo:keep-together="always" fo:keep-with-next="always"/>
    </style:style>
    <style:style style:name="P11" style:family="paragraph" style:parent-style-name="Standard" style:list-style-name="L1">
      <style:text-properties style:use-window-font-color="true" style:font-name="Arial" fo:font-size="12pt" fo:language="en" fo:country="US" fo:font-style="normal" fo:font-weight="normal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12" style:family="paragraph" style:parent-style-name="Standard" style:list-style-name="L2"/>
    <style:style style:name="P13" style:family="paragraph" style:parent-style-name="Standard" style:list-style-name="L1">
      <style:paragraph-properties fo:keep-together="always" fo:keep-with-next="always"/>
      <style:text-properties style:use-window-font-color="true" style:font-name="Arial" fo:font-size="12pt" fo:language="en" fo:country="US" fo:font-style="normal" style:letter-kerning="true" style:font-name-asian="Lohit Hindi1" style:language-asian="hi" style:country-asian="IN" style:font-style-asian="normal" style:font-name-complex="Droid Sans Fallback2" style:font-style-complex="normal"/>
    </style:style>
    <style:style style:name="P14" style:family="paragraph" style:parent-style-name="Standard" style:list-style-name="L1">
      <style:paragraph-properties fo:keep-together="always" fo:keep-with-next="always"/>
      <style:text-properties style:use-window-font-color="true" style:font-name="Arial" fo:font-size="12pt" fo:language="en" fo:country="US" fo:font-style="normal" fo:font-weight="normal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P15" style:family="paragraph" style:parent-style-name="Standard" style:list-style-name="L1">
      <style:paragraph-properties fo:keep-together="always" fo:keep-with-next="always"/>
    </style:style>
    <style:style style:name="P16" style:family="paragraph" style:parent-style-name="Standard" style:list-style-name="L2">
      <style:paragraph-properties fo:keep-together="always" fo:keep-with-next="always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"/>
    </style:style>
    <style:style style:name="T3" style:family="text">
      <style:text-properties style:use-window-font-color="true" style:font-name="Courier New" fo:font-size="12pt" fo:language="en" fo:country="US" fo:font-style="normal" fo:font-weight="bold" style:letter-kerning="true" style:font-name-asian="Lohit Hindi1" style:language-asian="hi" style:country-asian="IN" style:font-style-asian="normal" style:font-weight-asian="bold" style:font-name-complex="Droid Sans Fallback2" style:font-style-complex="normal" style:font-weight-complex="bold"/>
    </style:style>
    <style:style style:name="T4" style:family="text">
      <style:text-properties style:use-window-font-color="true" style:font-name="Arial" fo:font-size="12pt" fo:language="en" fo:country="US" fo:font-style="normal" fo:font-weight="normal" style:letter-kerning="true" style:font-name-asian="Lohit Hindi1" style:language-asian="hi" style:country-asian="IN" style:font-style-asian="normal" style:font-weight-asian="normal" style:font-name-complex="Droid Sans Fallback2" style:font-style-complex="normal" style:font-weight-complex="normal"/>
    </style:style>
    <style:style style:name="T5" style:family="text">
      <style:text-properties style:font-name="Courier New"/>
    </style:style>
    <style:style style:name="T6" style:family="text">
      <style:text-properties style:font-name="Courier New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vertical-pos="bottom" style:vertical-rel="page" style:horizontal-pos="right" style:horizontal-rel="page-content" fo:padding="0cm" fo:border="none" style:shadow="none"/>
    </style:style>
    <style:style style:name="fr2" style:family="graphic" style:parent-style-name="OLE">
      <style:graphic-properties style:run-through="foreground" style:wrap="none" style:vertical-pos="top" style:vertical-rel="baseline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3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43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height="1.45cm" draw:z-index="0">
        <draw:text-box fo:min-width="3.911cm">
          <text:p text:style-name="Frame_20_contents">Legend: <text:span text:style-name="Done">Done</text:span>, <text:span text:style-name="Todo">ToDo</text:span></text:p>
        </draw:text-box>
      </draw:frame>
      <text:h text:style-name="Heading_20_1" text:outline-level="1"><text:span text:style-name="T2">Model: </text:span><text:span text:style-name="T5">chcemvediet.apps.obligees</text:span></text:h>
      <text:p text:style-name="Standard"><draw:frame draw:style-name="fr2" draw:name="Object1" text:anchor-type="as-char" svg:width="16.997cm" svg:height="2.909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h text:style-name="P9" text:outline-level="2">Obligee</text:h>
      <text:p text:style-name="P6"><text:span text:style-name="Done">Represents a single obligee and its contact information. Obligee is automatically versioned with Historical Obligee model representing its historical versions.</text:span></text:p>
      <text:p text:style-name="P2">Relations:</text:p>
      <text:list xml:id="list585142499" text:style-name="L1">
        <text:list-item>
          <text:p text:style-name="P13"><text:span text:style-name="Done"><text:span text:style-name="T6">history</text:span></text:span><text:span text:style-name="Done"><text:span text:style-name="T1">: List of Historical Obligees; May NOT be empty.</text:span></text:span></text:p>
        </text:list-item>
      </text:list>
      <text:p text:style-name="P3">Properties<text:span text:style-name="T1">:</text:span></text:p>
      <text:list xml:id="list412362851" text:continue-numbering="true" text:style-name="L1">
        <text:list-item>
          <text:p text:style-name="P14"><text:span text:style-name="Done"><text:span text:style-name="T6">name</text:span></text:span><text:span text:style-name="Done">: String; May NOT be empty.</text:span></text:p>
        </text:list-item>
        <text:list-item>
          <text:p text:style-name="P14"><text:span text:style-name="Done"><text:span text:style-name="T6">street</text:span></text:span><text:span text:style-name="Done">, </text:span><text:span text:style-name="Done"><text:span text:style-name="T6">city</text:span></text:span><text:span text:style-name="Done"> and </text:span><text:span text:style-name="Done"><text:span text:style-name="T6">zip</text:span></text:span><text:span text:style-name="Done">: String; May NOT be empty.</text:span></text:p>
        </text:list-item>
        <text:list-item>
          <text:p text:style-name="P14"><text:span text:style-name="Done"><text:span text:style-name="T6">emails</text:span></text:span><text:span text:style-name="Done">: String; May NOT be empty.<text:line-break/>Comma separated list of formatted e-mail addresses.</text:span></text:p>
        </text:list-item>
        <text:list-item>
          <text:p text:style-name="P14"><text:span text:style-name="Done"><text:span text:style-name="T6">slug</text:span></text:span><text:span text:style-name="Done">: String; May NOT be empty.<text:line-break/>Slug for full-text search. Consists of </text:span><text:span text:style-name="Done"><text:span text:style-name="T6">name</text:span></text:span><text:span text:style-name="Done">.</text:span></text:p>
        </text:list-item>
        <text:list-item>
          <text:p text:style-name="P14"><text:span text:style-name="Done"><text:span text:style-name="T6">status</text:span></text:span><text:span text:style-name="Done">: Choice; May NOT be NULL.</text:span></text:p>
          <text:list>
            <text:list-item>
              <text:p text:style-name="P11"><text:span text:style-name="Done"><text:span text:style-name="T7">pending</text:span></text:span><text:span text:style-name="Done">: Obligee exists and accepts inforequests.</text:span></text:p>
            </text:list-item>
            <text:list-item>
              <text:p text:style-name="P11"><text:span text:style-name="Done"><text:span text:style-name="T7">dissolved</text:span></text:span><text:span text:style-name="Done">: Obligee does not exist any more, no further inforequests may be submitted to it.</text:span></text:p>
            </text:list-item>
          </text:list>
        </text:list-item>
      </text:list>
      <text:p text:style-name="P5">Computed Properties:</text:p>
      <text:list xml:id="list172954050" text:continue-numbering="true" text:style-name="L1">
        <text:list-item>
          <text:p text:style-name="P15"><text:span text:style-name="Done"><text:span text:style-name="T3">emails_parsed</text:span></text:span><text:span text:style-name="Done"><text:span text:style-name="T4">: List of (name, mail) pairs; May NOT be empty; Read-only.</text:span></text:span></text:p>
        </text:list-item>
        <text:list-item>
          <text:p text:style-name="P15"><text:span text:style-name="Done"><text:span text:style-name="T3">emails_formatted</text:span></text:span><text:span text:style-name="Done"><text:span text:style-name="T4">: List of Strings; May NOT be empty; Read-only.</text:span></text:span></text:p>
        </text:list-item>
      </text:list>
      <text:p text:style-name="Standard"/>
      <text:p text:style-name="Standard"/>
      <text:h text:style-name="P10" text:outline-level="2">Views</text:h>
      <text:h text:style-name="P7" text:outline-level="3"><text:span text:style-name="Done">List of all Obligees</text:span></text:h>
      <text:p text:style-name="P4"><text:span text:style-name="Done">URL: /en/obligees/</text:span></text:p>
      <text:p text:style-name="Text_20_body"><text:span text:style-name="Done">Visibility: Public</text:span></text:p>
      <text:p text:style-name="P4"><text:span text:style-name="Done">Paginated list of all obligees.</text:span></text:p>
      <text:p text:style-name="Standard"/>
      <text:p text:style-name="Standard"/>
      <text:h text:style-name="P7" text:outline-level="3"><text:span text:style-name="Done">Obligee autocomplete</text:span></text:h>
      <text:p text:style-name="P4"><text:span text:style-name="Done">URL: /en/autocomplete/</text:span></text:p>
      <text:p text:style-name="Text_20_body"><text:span text:style-name="Done">Visibility: Public</text:span></text:p>
      <text:p text:style-name="Standard"><text:span text:style-name="Done"/></text:p>
      <text:p text:style-name="Standard"><text:span text:style-name="Done"/></text:p>
      <text:h text:style-name="P10" text:outline-level="2"><text:soft-page-break/>Administration</text:h>
      <text:h text:style-name="P8" text:outline-level="3"><text:span text:style-name="Done">List of obligees</text:span></text:h>
      <text:list xml:id="list1654260734" text:style-name="L2">
        <text:list-item>
          <text:p text:style-name="P16"><text:span text:style-name="Done"><text:span text:style-name="T1">Edit an individual obligee tracking its historical versions.</text:span></text:span></text:p>
        </text:list-item>
        <text:list-item>
          <text:p text:style-name="P12"><text:span text:style-name="Done"><text:span text:style-name="T1">Create a new individual obligee.</text:span></text:span></text:p>
        </text:list-item>
        <text:list-item>
          <text:p text:style-name="P12"><text:span text:style-name="Done"><text:span text:style-name="T1">Disable an individual obligee that does not exist any more.</text:span></text:span></text:p>
        </text:list-item>
        <text:list-item>
          <text:p text:style-name="P12"><text:span text:style-name="Todo"><text:span text:style-name="T1">Bulk export do csv/xls.</text:span></text:span></text:p>
        </text:list-item>
        <text:list-item>
          <text:p text:style-name="P12"><text:span text:style-name="Todo"><text:span text:style-name="T1">Bulk import from csv/xls tracking historical versions of all obligees with some heuristics and UI to manage matching created/deleted obligees and obligees with changed names.</text:span></text:span>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OpenSymbol1" svg:font-family="OpenSymbol, 'Arial Unicode MS'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3" svg:font-family="'Lohit Hindi'" style:font-family-generic="modern" style:font-pitch="fixed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 Fallback2" svg:font-family="'Droid Sans Fallback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cm" fo:margin-bottom="0.21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499cm"/>
      <style:text-properties fo:font-size="20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499cm"/>
      <style:text-properties fo:font-size="16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/>
      <style:text-properties fo:font-size="12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>
      <style:text-properties style:font-name-asian="OpenSymbol1"/>
    </style:style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5_20_1" style:display-name="RTF_Num 5 1" style:family="text"/>
    <style:style style:name="RTF_5f_Num_20_5_20_2" style:display-name="RTF_Num 5 2" style:family="text">
      <style:text-properties style:font-name-asian="OpenSymbol1"/>
    </style:style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RTF_5f_Num_20_6_20_1" style:display-name="RTF_Num 6 1" style:family="text"/>
    <style:style style:name="RTF_5f_Num_20_6_20_2" style:display-name="RTF_Num 6 2" style:family="text">
      <style:text-properties style:font-name-asian="OpenSymbol1"/>
    </style:style>
    <style:style style:name="RTF_5f_Num_20_6_20_3" style:display-name="RTF_Num 6 3" style:family="text"/>
    <style:style style:name="RTF_5f_Num_20_6_20_4" style:display-name="RTF_Num 6 4" style:family="text"/>
    <style:style style:name="RTF_5f_Num_20_6_20_5" style:display-name="RTF_Num 6 5" style:family="text"/>
    <style:style style:name="RTF_5f_Num_20_6_20_6" style:display-name="RTF_Num 6 6" style:family="text"/>
    <style:style style:name="RTF_5f_Num_20_6_20_7" style:display-name="RTF_Num 6 7" style:family="text"/>
    <style:style style:name="RTF_5f_Num_20_6_20_8" style:display-name="RTF_Num 6 8" style:family="text"/>
    <style:style style:name="RTF_5f_Num_20_6_20_9" style:display-name="RTF_Num 6 9" style:family="text"/>
    <style:style style:name="RTF_5f_Num_20_7_20_1" style:display-name="RTF_Num 7 1" style:family="text"/>
    <style:style style:name="RTF_5f_Num_20_7_20_2" style:display-name="RTF_Num 7 2" style:family="text"/>
    <style:style style:name="RTF_5f_Num_20_7_20_3" style:display-name="RTF_Num 7 3" style:family="text"/>
    <style:style style:name="RTF_5f_Num_20_7_20_4" style:display-name="RTF_Num 7 4" style:family="text"/>
    <style:style style:name="RTF_5f_Num_20_7_20_5" style:display-name="RTF_Num 7 5" style:family="text"/>
    <style:style style:name="RTF_5f_Num_20_7_20_6" style:display-name="RTF_Num 7 6" style:family="text"/>
    <style:style style:name="RTF_5f_Num_20_7_20_7" style:display-name="RTF_Num 7 7" style:family="text"/>
    <style:style style:name="RTF_5f_Num_20_7_20_8" style:display-name="RTF_Num 7 8" style:family="text"/>
    <style:style style:name="RTF_5f_Num_20_7_20_9" style:display-name="RTF_Num 7 9" style:family="text"/>
    <style:style style:name="RTF_5f_Num_20_8_20_1" style:display-name="RTF_Num 8 1" style:family="text"/>
    <style:style style:name="RTF_5f_Num_20_8_20_2" style:display-name="RTF_Num 8 2" style:family="text">
      <style:text-properties style:font-name-asian="OpenSymbol1"/>
    </style:style>
    <style:style style:name="RTF_5f_Num_20_8_20_3" style:display-name="RTF_Num 8 3" style:family="text"/>
    <style:style style:name="RTF_5f_Num_20_8_20_4" style:display-name="RTF_Num 8 4" style:family="text"/>
    <style:style style:name="RTF_5f_Num_20_8_20_5" style:display-name="RTF_Num 8 5" style:family="text"/>
    <style:style style:name="RTF_5f_Num_20_8_20_6" style:display-name="RTF_Num 8 6" style:family="text"/>
    <style:style style:name="RTF_5f_Num_20_8_20_7" style:display-name="RTF_Num 8 7" style:family="text"/>
    <style:style style:name="RTF_5f_Num_20_8_20_8" style:display-name="RTF_Num 8 8" style:family="text"/>
    <style:style style:name="RTF_5f_Num_20_8_20_9" style:display-name="RTF_Num 8 9" style:family="text"/>
    <style:style style:name="RTF_5f_Num_20_9_20_1" style:display-name="RTF_Num 9 1" style:family="text"/>
    <style:style style:name="RTF_5f_Num_20_9_20_2" style:display-name="RTF_Num 9 2" style:family="text"/>
    <style:style style:name="RTF_5f_Num_20_9_20_3" style:display-name="RTF_Num 9 3" style:family="text"/>
    <style:style style:name="RTF_5f_Num_20_9_20_4" style:display-name="RTF_Num 9 4" style:family="text"/>
    <style:style style:name="RTF_5f_Num_20_9_20_5" style:display-name="RTF_Num 9 5" style:family="text"/>
    <style:style style:name="RTF_5f_Num_20_9_20_6" style:display-name="RTF_Num 9 6" style:family="text"/>
    <style:style style:name="RTF_5f_Num_20_9_20_7" style:display-name="RTF_Num 9 7" style:family="text"/>
    <style:style style:name="RTF_5f_Num_20_9_20_8" style:display-name="RTF_Num 9 8" style:family="text"/>
    <style:style style:name="RTF_5f_Num_20_9_20_9" style:display-name="RTF_Num 9 9" style:family="text"/>
    <style:style style:name="RTF_5f_Num_20_10_20_1" style:display-name="RTF_Num 10 1" style:family="text"/>
    <style:style style:name="RTF_5f_Num_20_10_20_2" style:display-name="RTF_Num 10 2" style:family="text">
      <style:text-properties style:font-name-asian="OpenSymbol1"/>
    </style:style>
    <style:style style:name="RTF_5f_Num_20_10_20_3" style:display-name="RTF_Num 10 3" style:family="text"/>
    <style:style style:name="RTF_5f_Num_20_10_20_4" style:display-name="RTF_Num 10 4" style:family="text"/>
    <style:style style:name="RTF_5f_Num_20_10_20_5" style:display-name="RTF_Num 10 5" style:family="text"/>
    <style:style style:name="RTF_5f_Num_20_10_20_6" style:display-name="RTF_Num 10 6" style:family="text"/>
    <style:style style:name="RTF_5f_Num_20_10_20_7" style:display-name="RTF_Num 10 7" style:family="text"/>
    <style:style style:name="RTF_5f_Num_20_10_20_8" style:display-name="RTF_Num 10 8" style:family="text"/>
    <style:style style:name="RTF_5f_Num_20_10_20_9" style:display-name="RTF_Num 10 9" style:family="text"/>
    <style:style style:name="RTF_5f_Num_20_11_20_1" style:display-name="RTF_Num 11 1" style:family="text"/>
    <style:style style:name="RTF_5f_Num_20_11_20_2" style:display-name="RTF_Num 11 2" style:family="text"/>
    <style:style style:name="RTF_5f_Num_20_11_20_3" style:display-name="RTF_Num 11 3" style:family="text"/>
    <style:style style:name="RTF_5f_Num_20_11_20_4" style:display-name="RTF_Num 11 4" style:family="text"/>
    <style:style style:name="RTF_5f_Num_20_11_20_5" style:display-name="RTF_Num 11 5" style:family="text"/>
    <style:style style:name="RTF_5f_Num_20_11_20_6" style:display-name="RTF_Num 11 6" style:family="text"/>
    <style:style style:name="RTF_5f_Num_20_11_20_7" style:display-name="RTF_Num 11 7" style:family="text"/>
    <style:style style:name="RTF_5f_Num_20_11_20_8" style:display-name="RTF_Num 11 8" style:family="text"/>
    <style:style style:name="RTF_5f_Num_20_11_20_9" style:display-name="RTF_Num 11 9" style:family="text"/>
    <style:style style:name="RTF_5f_Num_20_12_20_1" style:display-name="RTF_Num 12 1" style:family="text"/>
    <style:style style:name="RTF_5f_Num_20_12_20_2" style:display-name="RTF_Num 12 2" style:family="text">
      <style:text-properties style:font-name-asian="OpenSymbol1"/>
    </style:style>
    <style:style style:name="RTF_5f_Num_20_12_20_3" style:display-name="RTF_Num 12 3" style:family="text"/>
    <style:style style:name="RTF_5f_Num_20_12_20_4" style:display-name="RTF_Num 12 4" style:family="text"/>
    <style:style style:name="RTF_5f_Num_20_12_20_5" style:display-name="RTF_Num 12 5" style:family="text"/>
    <style:style style:name="RTF_5f_Num_20_12_20_6" style:display-name="RTF_Num 12 6" style:family="text"/>
    <style:style style:name="RTF_5f_Num_20_12_20_7" style:display-name="RTF_Num 12 7" style:family="text"/>
    <style:style style:name="RTF_5f_Num_20_12_20_8" style:display-name="RTF_Num 12 8" style:family="text"/>
    <style:style style:name="RTF_5f_Num_20_12_20_9" style:display-name="RTF_Num 12 9" style:family="text"/>
    <style:style style:name="RTF_5f_Num_20_13_20_1" style:display-name="RTF_Num 13 1" style:family="text"/>
    <style:style style:name="RTF_5f_Num_20_13_20_2" style:display-name="RTF_Num 13 2" style:family="text"/>
    <style:style style:name="RTF_5f_Num_20_13_20_3" style:display-name="RTF_Num 13 3" style:family="text"/>
    <style:style style:name="RTF_5f_Num_20_13_20_4" style:display-name="RTF_Num 13 4" style:family="text"/>
    <style:style style:name="RTF_5f_Num_20_13_20_5" style:display-name="RTF_Num 13 5" style:family="text"/>
    <style:style style:name="RTF_5f_Num_20_13_20_6" style:display-name="RTF_Num 13 6" style:family="text"/>
    <style:style style:name="RTF_5f_Num_20_13_20_7" style:display-name="RTF_Num 13 7" style:family="text"/>
    <style:style style:name="RTF_5f_Num_20_13_20_8" style:display-name="RTF_Num 13 8" style:family="text"/>
    <style:style style:name="RTF_5f_Num_20_13_20_9" style:display-name="RTF_Num 13 9" style:family="text"/>
    <style:style style:name="RTF_5f_Num_20_14_20_1" style:display-name="RTF_Num 14 1" style:family="text"/>
    <style:style style:name="RTF_5f_Num_20_14_20_2" style:display-name="RTF_Num 14 2" style:family="text">
      <style:text-properties style:font-name-asian="OpenSymbol1"/>
    </style:style>
    <style:style style:name="RTF_5f_Num_20_14_20_3" style:display-name="RTF_Num 14 3" style:family="text"/>
    <style:style style:name="RTF_5f_Num_20_14_20_4" style:display-name="RTF_Num 14 4" style:family="text"/>
    <style:style style:name="RTF_5f_Num_20_14_20_5" style:display-name="RTF_Num 14 5" style:family="text"/>
    <style:style style:name="RTF_5f_Num_20_14_20_6" style:display-name="RTF_Num 14 6" style:family="text"/>
    <style:style style:name="RTF_5f_Num_20_14_20_7" style:display-name="RTF_Num 14 7" style:family="text"/>
    <style:style style:name="RTF_5f_Num_20_14_20_8" style:display-name="RTF_Num 14 8" style:family="text"/>
    <style:style style:name="RTF_5f_Num_20_14_20_9" style:display-name="RTF_Num 14 9" style:family="text"/>
    <style:style style:name="RTF_5f_Num_20_15_20_1" style:display-name="RTF_Num 15 1" style:family="text"/>
    <style:style style:name="RTF_5f_Num_20_15_20_2" style:display-name="RTF_Num 15 2" style:family="text"/>
    <style:style style:name="RTF_5f_Num_20_15_20_3" style:display-name="RTF_Num 15 3" style:family="text"/>
    <style:style style:name="RTF_5f_Num_20_15_20_4" style:display-name="RTF_Num 15 4" style:family="text"/>
    <style:style style:name="RTF_5f_Num_20_15_20_5" style:display-name="RTF_Num 15 5" style:family="text"/>
    <style:style style:name="RTF_5f_Num_20_15_20_6" style:display-name="RTF_Num 15 6" style:family="text"/>
    <style:style style:name="RTF_5f_Num_20_15_20_7" style:display-name="RTF_Num 15 7" style:family="text"/>
    <style:style style:name="RTF_5f_Num_20_15_20_8" style:display-name="RTF_Num 15 8" style:family="text"/>
    <style:style style:name="RTF_5f_Num_20_15_20_9" style:display-name="RTF_Num 15 9" style:family="text"/>
    <style:style style:name="RTF_5f_Num_20_16_20_1" style:display-name="RTF_Num 16 1" style:family="text"/>
    <style:style style:name="RTF_5f_Num_20_16_20_2" style:display-name="RTF_Num 16 2" style:family="text">
      <style:text-properties style:font-name-asian="OpenSymbol1"/>
    </style:style>
    <style:style style:name="RTF_5f_Num_20_16_20_3" style:display-name="RTF_Num 16 3" style:family="text"/>
    <style:style style:name="RTF_5f_Num_20_16_20_4" style:display-name="RTF_Num 16 4" style:family="text"/>
    <style:style style:name="RTF_5f_Num_20_16_20_5" style:display-name="RTF_Num 16 5" style:family="text"/>
    <style:style style:name="RTF_5f_Num_20_16_20_6" style:display-name="RTF_Num 16 6" style:family="text"/>
    <style:style style:name="RTF_5f_Num_20_16_20_7" style:display-name="RTF_Num 16 7" style:family="text"/>
    <style:style style:name="RTF_5f_Num_20_16_20_8" style:display-name="RTF_Num 16 8" style:family="text"/>
    <style:style style:name="RTF_5f_Num_20_16_20_9" style:display-name="RTF_Num 16 9" style:family="text"/>
    <style:style style:name="RTF_5f_Num_20_17_20_1" style:display-name="RTF_Num 17 1" style:family="text"/>
    <style:style style:name="RTF_5f_Num_20_17_20_2" style:display-name="RTF_Num 17 2" style:family="text"/>
    <style:style style:name="RTF_5f_Num_20_17_20_3" style:display-name="RTF_Num 17 3" style:family="text"/>
    <style:style style:name="RTF_5f_Num_20_17_20_4" style:display-name="RTF_Num 17 4" style:family="text"/>
    <style:style style:name="RTF_5f_Num_20_17_20_5" style:display-name="RTF_Num 17 5" style:family="text"/>
    <style:style style:name="RTF_5f_Num_20_17_20_6" style:display-name="RTF_Num 17 6" style:family="text"/>
    <style:style style:name="RTF_5f_Num_20_17_20_7" style:display-name="RTF_Num 17 7" style:family="text"/>
    <style:style style:name="RTF_5f_Num_20_17_20_8" style:display-name="RTF_Num 17 8" style:family="text"/>
    <style:style style:name="RTF_5f_Num_20_17_20_9" style:display-name="RTF_Num 17 9" style:family="text"/>
    <style:style style:name="RTF_5f_Num_20_18_20_1" style:display-name="RTF_Num 18 1" style:family="text"/>
    <style:style style:name="RTF_5f_Num_20_18_20_2" style:display-name="RTF_Num 18 2" style:family="text">
      <style:text-properties style:font-name-asian="OpenSymbol1"/>
    </style:style>
    <style:style style:name="RTF_5f_Num_20_18_20_3" style:display-name="RTF_Num 18 3" style:family="text"/>
    <style:style style:name="RTF_5f_Num_20_18_20_4" style:display-name="RTF_Num 18 4" style:family="text"/>
    <style:style style:name="RTF_5f_Num_20_18_20_5" style:display-name="RTF_Num 18 5" style:family="text"/>
    <style:style style:name="RTF_5f_Num_20_18_20_6" style:display-name="RTF_Num 18 6" style:family="text"/>
    <style:style style:name="RTF_5f_Num_20_18_20_7" style:display-name="RTF_Num 18 7" style:family="text"/>
    <style:style style:name="RTF_5f_Num_20_18_20_8" style:display-name="RTF_Num 18 8" style:family="text"/>
    <style:style style:name="RTF_5f_Num_20_18_20_9" style:display-name="RTF_Num 18 9" style:family="text"/>
    <style:style style:name="RTF_5f_Num_20_19_20_1" style:display-name="RTF_Num 19 1" style:family="text"/>
    <style:style style:name="RTF_5f_Num_20_19_20_2" style:display-name="RTF_Num 19 2" style:family="text"/>
    <style:style style:name="RTF_5f_Num_20_19_20_3" style:display-name="RTF_Num 19 3" style:family="text"/>
    <style:style style:name="RTF_5f_Num_20_19_20_4" style:display-name="RTF_Num 19 4" style:family="text"/>
    <style:style style:name="RTF_5f_Num_20_19_20_5" style:display-name="RTF_Num 19 5" style:family="text"/>
    <style:style style:name="RTF_5f_Num_20_19_20_6" style:display-name="RTF_Num 19 6" style:family="text"/>
    <style:style style:name="RTF_5f_Num_20_19_20_7" style:display-name="RTF_Num 19 7" style:family="text"/>
    <style:style style:name="RTF_5f_Num_20_19_20_8" style:display-name="RTF_Num 19 8" style:family="text"/>
    <style:style style:name="RTF_5f_Num_20_19_20_9" style:display-name="RTF_Num 19 9" style:family="text"/>
    <style:style style:name="RTF_5f_Num_20_20_20_1" style:display-name="RTF_Num 20 1" style:family="text"/>
    <style:style style:name="RTF_5f_Num_20_20_20_2" style:display-name="RTF_Num 20 2" style:family="text">
      <style:text-properties style:font-name-asian="OpenSymbol1"/>
    </style:style>
    <style:style style:name="RTF_5f_Num_20_20_20_3" style:display-name="RTF_Num 20 3" style:family="text"/>
    <style:style style:name="RTF_5f_Num_20_20_20_4" style:display-name="RTF_Num 20 4" style:family="text"/>
    <style:style style:name="RTF_5f_Num_20_20_20_5" style:display-name="RTF_Num 20 5" style:family="text"/>
    <style:style style:name="RTF_5f_Num_20_20_20_6" style:display-name="RTF_Num 20 6" style:family="text"/>
    <style:style style:name="RTF_5f_Num_20_20_20_7" style:display-name="RTF_Num 20 7" style:family="text"/>
    <style:style style:name="RTF_5f_Num_20_20_20_8" style:display-name="RTF_Num 20 8" style:family="text"/>
    <style:style style:name="RTF_5f_Num_20_20_20_9" style:display-name="RTF_Num 20 9" style:family="text"/>
    <style:style style:name="RTF_5f_Num_20_21_20_1" style:display-name="RTF_Num 21 1" style:family="text"/>
    <style:style style:name="RTF_5f_Num_20_21_20_2" style:display-name="RTF_Num 21 2" style:family="text"/>
    <style:style style:name="RTF_5f_Num_20_21_20_3" style:display-name="RTF_Num 21 3" style:family="text"/>
    <style:style style:name="RTF_5f_Num_20_21_20_4" style:display-name="RTF_Num 21 4" style:family="text"/>
    <style:style style:name="RTF_5f_Num_20_21_20_5" style:display-name="RTF_Num 21 5" style:family="text"/>
    <style:style style:name="RTF_5f_Num_20_21_20_6" style:display-name="RTF_Num 21 6" style:family="text"/>
    <style:style style:name="RTF_5f_Num_20_21_20_7" style:display-name="RTF_Num 21 7" style:family="text"/>
    <style:style style:name="RTF_5f_Num_20_21_20_8" style:display-name="RTF_Num 21 8" style:family="text"/>
    <style:style style:name="RTF_5f_Num_20_21_20_9" style:display-name="RTF_Num 21 9" style:family="text"/>
    <style:style style:name="RTF_5f_Num_20_22_20_1" style:display-name="RTF_Num 22 1" style:family="text"/>
    <style:style style:name="RTF_5f_Num_20_22_20_2" style:display-name="RTF_Num 22 2" style:family="text">
      <style:text-properties style:font-name-asian="OpenSymbol1"/>
    </style:style>
    <style:style style:name="RTF_5f_Num_20_22_20_3" style:display-name="RTF_Num 22 3" style:family="text"/>
    <style:style style:name="RTF_5f_Num_20_22_20_4" style:display-name="RTF_Num 22 4" style:family="text"/>
    <style:style style:name="RTF_5f_Num_20_22_20_5" style:display-name="RTF_Num 22 5" style:family="text"/>
    <style:style style:name="RTF_5f_Num_20_22_20_6" style:display-name="RTF_Num 22 6" style:family="text"/>
    <style:style style:name="RTF_5f_Num_20_22_20_7" style:display-name="RTF_Num 22 7" style:family="text"/>
    <style:style style:name="RTF_5f_Num_20_22_20_8" style:display-name="RTF_Num 22 8" style:family="text"/>
    <style:style style:name="RTF_5f_Num_20_22_20_9" style:display-name="RTF_Num 22 9" style:family="text"/>
    <style:style style:name="RTF_5f_Num_20_23_20_1" style:display-name="RTF_Num 23 1" style:family="text"/>
    <style:style style:name="RTF_5f_Num_20_23_20_2" style:display-name="RTF_Num 23 2" style:family="text"/>
    <style:style style:name="RTF_5f_Num_20_23_20_3" style:display-name="RTF_Num 23 3" style:family="text"/>
    <style:style style:name="RTF_5f_Num_20_23_20_4" style:display-name="RTF_Num 23 4" style:family="text"/>
    <style:style style:name="RTF_5f_Num_20_23_20_5" style:display-name="RTF_Num 23 5" style:family="text"/>
    <style:style style:name="RTF_5f_Num_20_23_20_6" style:display-name="RTF_Num 23 6" style:family="text"/>
    <style:style style:name="RTF_5f_Num_20_23_20_7" style:display-name="RTF_Num 23 7" style:family="text"/>
    <style:style style:name="RTF_5f_Num_20_23_20_8" style:display-name="RTF_Num 23 8" style:family="text"/>
    <style:style style:name="RTF_5f_Num_20_23_20_9" style:display-name="RTF_Num 23 9" style:family="text"/>
    <style:style style:name="RTF_5f_Num_20_24_20_1" style:display-name="RTF_Num 24 1" style:family="text"/>
    <style:style style:name="RTF_5f_Num_20_24_20_2" style:display-name="RTF_Num 24 2" style:family="text">
      <style:text-properties style:font-name-asian="OpenSymbol1"/>
    </style:style>
    <style:style style:name="RTF_5f_Num_20_24_20_3" style:display-name="RTF_Num 24 3" style:family="text"/>
    <style:style style:name="RTF_5f_Num_20_24_20_4" style:display-name="RTF_Num 24 4" style:family="text"/>
    <style:style style:name="RTF_5f_Num_20_24_20_5" style:display-name="RTF_Num 24 5" style:family="text"/>
    <style:style style:name="RTF_5f_Num_20_24_20_6" style:display-name="RTF_Num 24 6" style:family="text"/>
    <style:style style:name="RTF_5f_Num_20_24_20_7" style:display-name="RTF_Num 24 7" style:family="text"/>
    <style:style style:name="RTF_5f_Num_20_24_20_8" style:display-name="RTF_Num 24 8" style:family="text"/>
    <style:style style:name="RTF_5f_Num_20_24_20_9" style:display-name="RTF_Num 24 9" style:family="text"/>
    <style:style style:name="RTF_5f_Num_20_25_20_1" style:display-name="RTF_Num 25 1" style:family="text"/>
    <style:style style:name="RTF_5f_Num_20_25_20_2" style:display-name="RTF_Num 25 2" style:family="text"/>
    <style:style style:name="RTF_5f_Num_20_25_20_3" style:display-name="RTF_Num 25 3" style:family="text"/>
    <style:style style:name="RTF_5f_Num_20_25_20_4" style:display-name="RTF_Num 25 4" style:family="text"/>
    <style:style style:name="RTF_5f_Num_20_25_20_5" style:display-name="RTF_Num 25 5" style:family="text"/>
    <style:style style:name="RTF_5f_Num_20_25_20_6" style:display-name="RTF_Num 25 6" style:family="text"/>
    <style:style style:name="RTF_5f_Num_20_25_20_7" style:display-name="RTF_Num 25 7" style:family="text"/>
    <style:style style:name="RTF_5f_Num_20_25_20_8" style:display-name="RTF_Num 25 8" style:family="text"/>
    <style:style style:name="RTF_5f_Num_20_25_20_9" style:display-name="RTF_Num 25 9" style:family="text"/>
    <style:style style:name="RTF_5f_Num_20_26_20_1" style:display-name="RTF_Num 26 1" style:family="text"/>
    <style:style style:name="RTF_5f_Num_20_26_20_2" style:display-name="RTF_Num 26 2" style:family="text">
      <style:text-properties style:font-name-asian="OpenSymbol1"/>
    </style:style>
    <style:style style:name="RTF_5f_Num_20_26_20_3" style:display-name="RTF_Num 26 3" style:family="text"/>
    <style:style style:name="RTF_5f_Num_20_26_20_4" style:display-name="RTF_Num 26 4" style:family="text"/>
    <style:style style:name="RTF_5f_Num_20_26_20_5" style:display-name="RTF_Num 26 5" style:family="text"/>
    <style:style style:name="RTF_5f_Num_20_26_20_6" style:display-name="RTF_Num 26 6" style:family="text"/>
    <style:style style:name="RTF_5f_Num_20_26_20_7" style:display-name="RTF_Num 26 7" style:family="text"/>
    <style:style style:name="RTF_5f_Num_20_26_20_8" style:display-name="RTF_Num 26 8" style:family="text"/>
    <style:style style:name="RTF_5f_Num_20_26_20_9" style:display-name="RTF_Num 26 9" style:family="text"/>
    <style:style style:name="RTF_5f_Num_20_27_20_1" style:display-name="RTF_Num 27 1" style:family="text"/>
    <style:style style:name="RTF_5f_Num_20_27_20_2" style:display-name="RTF_Num 27 2" style:family="text"/>
    <style:style style:name="RTF_5f_Num_20_27_20_3" style:display-name="RTF_Num 27 3" style:family="text"/>
    <style:style style:name="RTF_5f_Num_20_27_20_4" style:display-name="RTF_Num 27 4" style:family="text"/>
    <style:style style:name="RTF_5f_Num_20_27_20_5" style:display-name="RTF_Num 27 5" style:family="text"/>
    <style:style style:name="RTF_5f_Num_20_27_20_6" style:display-name="RTF_Num 27 6" style:family="text"/>
    <style:style style:name="RTF_5f_Num_20_27_20_7" style:display-name="RTF_Num 27 7" style:family="text"/>
    <style:style style:name="RTF_5f_Num_20_27_20_8" style:display-name="RTF_Num 27 8" style:family="text"/>
    <style:style style:name="RTF_5f_Num_20_27_20_9" style:display-name="RTF_Num 27 9" style:family="text"/>
    <style:style style:name="RTF_5f_Num_20_28_20_1" style:display-name="RTF_Num 28 1" style:family="text"/>
    <style:style style:name="RTF_5f_Num_20_28_20_2" style:display-name="RTF_Num 28 2" style:family="text">
      <style:text-properties style:font-name-asian="OpenSymbol1"/>
    </style:style>
    <style:style style:name="RTF_5f_Num_20_28_20_3" style:display-name="RTF_Num 28 3" style:family="text"/>
    <style:style style:name="RTF_5f_Num_20_28_20_4" style:display-name="RTF_Num 28 4" style:family="text"/>
    <style:style style:name="RTF_5f_Num_20_28_20_5" style:display-name="RTF_Num 28 5" style:family="text"/>
    <style:style style:name="RTF_5f_Num_20_28_20_6" style:display-name="RTF_Num 28 6" style:family="text"/>
    <style:style style:name="RTF_5f_Num_20_28_20_7" style:display-name="RTF_Num 28 7" style:family="text"/>
    <style:style style:name="RTF_5f_Num_20_28_20_8" style:display-name="RTF_Num 28 8" style:family="text"/>
    <style:style style:name="RTF_5f_Num_20_28_20_9" style:display-name="RTF_Num 28 9" style:family="text"/>
    <style:style style:name="RTF_5f_Num_20_29_20_1" style:display-name="RTF_Num 29 1" style:family="text"/>
    <style:style style:name="RTF_5f_Num_20_29_20_2" style:display-name="RTF_Num 29 2" style:family="text"/>
    <style:style style:name="RTF_5f_Num_20_29_20_3" style:display-name="RTF_Num 29 3" style:family="text"/>
    <style:style style:name="RTF_5f_Num_20_29_20_4" style:display-name="RTF_Num 29 4" style:family="text"/>
    <style:style style:name="RTF_5f_Num_20_29_20_5" style:display-name="RTF_Num 29 5" style:family="text"/>
    <style:style style:name="RTF_5f_Num_20_29_20_6" style:display-name="RTF_Num 29 6" style:family="text"/>
    <style:style style:name="RTF_5f_Num_20_29_20_7" style:display-name="RTF_Num 29 7" style:family="text"/>
    <style:style style:name="RTF_5f_Num_20_29_20_8" style:display-name="RTF_Num 29 8" style:family="text"/>
    <style:style style:name="RTF_5f_Num_20_29_20_9" style:display-name="RTF_Num 29 9" style:family="text"/>
    <style:style style:name="RTF_5f_Num_20_30_20_1" style:display-name="RTF_Num 30 1" style:family="text"/>
    <style:style style:name="RTF_5f_Num_20_30_20_2" style:display-name="RTF_Num 30 2" style:family="text">
      <style:text-properties style:font-name-asian="OpenSymbol1"/>
    </style:style>
    <style:style style:name="RTF_5f_Num_20_30_20_3" style:display-name="RTF_Num 30 3" style:family="text"/>
    <style:style style:name="RTF_5f_Num_20_30_20_4" style:display-name="RTF_Num 30 4" style:family="text"/>
    <style:style style:name="RTF_5f_Num_20_30_20_5" style:display-name="RTF_Num 30 5" style:family="text"/>
    <style:style style:name="RTF_5f_Num_20_30_20_6" style:display-name="RTF_Num 30 6" style:family="text"/>
    <style:style style:name="RTF_5f_Num_20_30_20_7" style:display-name="RTF_Num 30 7" style:family="text"/>
    <style:style style:name="RTF_5f_Num_20_30_20_8" style:display-name="RTF_Num 30 8" style:family="text"/>
    <style:style style:name="RTF_5f_Num_20_30_20_9" style:display-name="RTF_Num 30 9" style:family="text"/>
    <style:style style:name="RTF_5f_Num_20_31_20_1" style:display-name="RTF_Num 31 1" style:family="text"/>
    <style:style style:name="RTF_5f_Num_20_31_20_2" style:display-name="RTF_Num 31 2" style:family="text"/>
    <style:style style:name="RTF_5f_Num_20_31_20_3" style:display-name="RTF_Num 31 3" style:family="text"/>
    <style:style style:name="RTF_5f_Num_20_31_20_4" style:display-name="RTF_Num 31 4" style:family="text"/>
    <style:style style:name="RTF_5f_Num_20_31_20_5" style:display-name="RTF_Num 31 5" style:family="text"/>
    <style:style style:name="RTF_5f_Num_20_31_20_6" style:display-name="RTF_Num 31 6" style:family="text"/>
    <style:style style:name="RTF_5f_Num_20_31_20_7" style:display-name="RTF_Num 31 7" style:family="text"/>
    <style:style style:name="RTF_5f_Num_20_31_20_8" style:display-name="RTF_Num 31 8" style:family="text"/>
    <style:style style:name="RTF_5f_Num_20_31_20_9" style:display-name="RTF_Num 31 9" style:family="text"/>
    <style:style style:name="RTF_5f_Num_20_32_20_1" style:display-name="RTF_Num 32 1" style:family="text"/>
    <style:style style:name="RTF_5f_Num_20_32_20_2" style:display-name="RTF_Num 32 2" style:family="text">
      <style:text-properties style:font-name-asian="OpenSymbol1"/>
    </style:style>
    <style:style style:name="RTF_5f_Num_20_32_20_3" style:display-name="RTF_Num 32 3" style:family="text"/>
    <style:style style:name="RTF_5f_Num_20_32_20_4" style:display-name="RTF_Num 32 4" style:family="text"/>
    <style:style style:name="RTF_5f_Num_20_32_20_5" style:display-name="RTF_Num 32 5" style:family="text"/>
    <style:style style:name="RTF_5f_Num_20_32_20_6" style:display-name="RTF_Num 32 6" style:family="text"/>
    <style:style style:name="RTF_5f_Num_20_32_20_7" style:display-name="RTF_Num 32 7" style:family="text"/>
    <style:style style:name="RTF_5f_Num_20_32_20_8" style:display-name="RTF_Num 32 8" style:family="text"/>
    <style:style style:name="RTF_5f_Num_20_32_20_9" style:display-name="RTF_Num 32 9" style:family="text"/>
    <style:style style:name="RTF_5f_Num_20_33_20_1" style:display-name="RTF_Num 33 1" style:family="text"/>
    <style:style style:name="RTF_5f_Num_20_33_20_2" style:display-name="RTF_Num 33 2" style:family="text"/>
    <style:style style:name="RTF_5f_Num_20_33_20_3" style:display-name="RTF_Num 33 3" style:family="text"/>
    <style:style style:name="RTF_5f_Num_20_33_20_4" style:display-name="RTF_Num 33 4" style:family="text"/>
    <style:style style:name="RTF_5f_Num_20_33_20_5" style:display-name="RTF_Num 33 5" style:family="text"/>
    <style:style style:name="RTF_5f_Num_20_33_20_6" style:display-name="RTF_Num 33 6" style:family="text"/>
    <style:style style:name="RTF_5f_Num_20_33_20_7" style:display-name="RTF_Num 33 7" style:family="text"/>
    <style:style style:name="RTF_5f_Num_20_33_20_8" style:display-name="RTF_Num 33 8" style:family="text"/>
    <style:style style:name="RTF_5f_Num_20_33_20_9" style:display-name="RTF_Num 33 9" style:family="text"/>
    <style:style style:name="RTF_5f_Num_20_34_20_1" style:display-name="RTF_Num 34 1" style:family="text"/>
    <style:style style:name="RTF_5f_Num_20_34_20_2" style:display-name="RTF_Num 34 2" style:family="text">
      <style:text-properties style:font-name-asian="OpenSymbol1"/>
    </style:style>
    <style:style style:name="RTF_5f_Num_20_34_20_3" style:display-name="RTF_Num 34 3" style:family="text"/>
    <style:style style:name="RTF_5f_Num_20_34_20_4" style:display-name="RTF_Num 34 4" style:family="text"/>
    <style:style style:name="RTF_5f_Num_20_34_20_5" style:display-name="RTF_Num 34 5" style:family="text"/>
    <style:style style:name="RTF_5f_Num_20_34_20_6" style:display-name="RTF_Num 34 6" style:family="text"/>
    <style:style style:name="RTF_5f_Num_20_34_20_7" style:display-name="RTF_Num 34 7" style:family="text"/>
    <style:style style:name="RTF_5f_Num_20_34_20_8" style:display-name="RTF_Num 34 8" style:family="text"/>
    <style:style style:name="RTF_5f_Num_20_34_20_9" style:display-name="RTF_Num 34 9" style:family="text"/>
    <style:style style:name="RTF_5f_Num_20_35_20_1" style:display-name="RTF_Num 35 1" style:family="text"/>
    <style:style style:name="RTF_5f_Num_20_35_20_2" style:display-name="RTF_Num 35 2" style:family="text"/>
    <style:style style:name="RTF_5f_Num_20_35_20_3" style:display-name="RTF_Num 35 3" style:family="text"/>
    <style:style style:name="RTF_5f_Num_20_35_20_4" style:display-name="RTF_Num 35 4" style:family="text"/>
    <style:style style:name="RTF_5f_Num_20_35_20_5" style:display-name="RTF_Num 35 5" style:family="text"/>
    <style:style style:name="RTF_5f_Num_20_35_20_6" style:display-name="RTF_Num 35 6" style:family="text"/>
    <style:style style:name="RTF_5f_Num_20_35_20_7" style:display-name="RTF_Num 35 7" style:family="text"/>
    <style:style style:name="RTF_5f_Num_20_35_20_8" style:display-name="RTF_Num 35 8" style:family="text"/>
    <style:style style:name="RTF_5f_Num_20_35_20_9" style:display-name="RTF_Num 35 9" style:family="text"/>
    <style:style style:name="RTF_5f_Num_20_36_20_1" style:display-name="RTF_Num 36 1" style:family="text"/>
    <style:style style:name="RTF_5f_Num_20_36_20_2" style:display-name="RTF_Num 36 2" style:family="text">
      <style:text-properties style:font-name-asian="OpenSymbol1"/>
    </style:style>
    <style:style style:name="RTF_5f_Num_20_36_20_3" style:display-name="RTF_Num 36 3" style:family="text"/>
    <style:style style:name="RTF_5f_Num_20_36_20_4" style:display-name="RTF_Num 36 4" style:family="text"/>
    <style:style style:name="RTF_5f_Num_20_36_20_5" style:display-name="RTF_Num 36 5" style:family="text"/>
    <style:style style:name="RTF_5f_Num_20_36_20_6" style:display-name="RTF_Num 36 6" style:family="text"/>
    <style:style style:name="RTF_5f_Num_20_36_20_7" style:display-name="RTF_Num 36 7" style:family="text"/>
    <style:style style:name="RTF_5f_Num_20_36_20_8" style:display-name="RTF_Num 36 8" style:family="text"/>
    <style:style style:name="RTF_5f_Num_20_36_20_9" style:display-name="RTF_Num 36 9" style:family="text"/>
    <style:style style:name="RTF_5f_Num_20_37_20_1" style:display-name="RTF_Num 37 1" style:family="text"/>
    <style:style style:name="RTF_5f_Num_20_37_20_2" style:display-name="RTF_Num 37 2" style:family="text"/>
    <style:style style:name="RTF_5f_Num_20_37_20_3" style:display-name="RTF_Num 37 3" style:family="text"/>
    <style:style style:name="RTF_5f_Num_20_37_20_4" style:display-name="RTF_Num 37 4" style:family="text"/>
    <style:style style:name="RTF_5f_Num_20_37_20_5" style:display-name="RTF_Num 37 5" style:family="text"/>
    <style:style style:name="RTF_5f_Num_20_37_20_6" style:display-name="RTF_Num 37 6" style:family="text"/>
    <style:style style:name="RTF_5f_Num_20_37_20_7" style:display-name="RTF_Num 37 7" style:family="text"/>
    <style:style style:name="RTF_5f_Num_20_37_20_8" style:display-name="RTF_Num 37 8" style:family="text"/>
    <style:style style:name="RTF_5f_Num_20_37_20_9" style:display-name="RTF_Num 37 9" style:family="text"/>
    <style:style style:name="RTF_5f_Num_20_38_20_1" style:display-name="RTF_Num 38 1" style:family="text"/>
    <style:style style:name="RTF_5f_Num_20_38_20_2" style:display-name="RTF_Num 38 2" style:family="text">
      <style:text-properties style:font-name-asian="OpenSymbol1"/>
    </style:style>
    <style:style style:name="RTF_5f_Num_20_38_20_3" style:display-name="RTF_Num 38 3" style:family="text"/>
    <style:style style:name="RTF_5f_Num_20_38_20_4" style:display-name="RTF_Num 38 4" style:family="text"/>
    <style:style style:name="RTF_5f_Num_20_38_20_5" style:display-name="RTF_Num 38 5" style:family="text"/>
    <style:style style:name="RTF_5f_Num_20_38_20_6" style:display-name="RTF_Num 38 6" style:family="text"/>
    <style:style style:name="RTF_5f_Num_20_38_20_7" style:display-name="RTF_Num 38 7" style:family="text"/>
    <style:style style:name="RTF_5f_Num_20_38_20_8" style:display-name="RTF_Num 38 8" style:family="text"/>
    <style:style style:name="RTF_5f_Num_20_38_20_9" style:display-name="RTF_Num 38 9" style:family="text"/>
    <style:style style:name="RTF_5f_Num_20_39_20_1" style:display-name="RTF_Num 39 1" style:family="text"/>
    <style:style style:name="RTF_5f_Num_20_39_20_2" style:display-name="RTF_Num 39 2" style:family="text"/>
    <style:style style:name="RTF_5f_Num_20_39_20_3" style:display-name="RTF_Num 39 3" style:family="text"/>
    <style:style style:name="RTF_5f_Num_20_39_20_4" style:display-name="RTF_Num 39 4" style:family="text"/>
    <style:style style:name="RTF_5f_Num_20_39_20_5" style:display-name="RTF_Num 39 5" style:family="text"/>
    <style:style style:name="RTF_5f_Num_20_39_20_6" style:display-name="RTF_Num 39 6" style:family="text"/>
    <style:style style:name="RTF_5f_Num_20_39_20_7" style:display-name="RTF_Num 39 7" style:family="text"/>
    <style:style style:name="RTF_5f_Num_20_39_20_8" style:display-name="RTF_Num 39 8" style:family="text"/>
    <style:style style:name="RTF_5f_Num_20_39_20_9" style:display-name="RTF_Num 39 9" style:family="text"/>
    <style:style style:name="RTF_5f_Num_20_40_20_1" style:display-name="RTF_Num 40 1" style:family="text"/>
    <style:style style:name="RTF_5f_Num_20_40_20_2" style:display-name="RTF_Num 40 2" style:family="text">
      <style:text-properties style:font-name-asian="OpenSymbol1"/>
    </style:style>
    <style:style style:name="RTF_5f_Num_20_40_20_3" style:display-name="RTF_Num 40 3" style:family="text"/>
    <style:style style:name="RTF_5f_Num_20_40_20_4" style:display-name="RTF_Num 40 4" style:family="text"/>
    <style:style style:name="RTF_5f_Num_20_40_20_5" style:display-name="RTF_Num 40 5" style:family="text"/>
    <style:style style:name="RTF_5f_Num_20_40_20_6" style:display-name="RTF_Num 40 6" style:family="text"/>
    <style:style style:name="RTF_5f_Num_20_40_20_7" style:display-name="RTF_Num 40 7" style:family="text"/>
    <style:style style:name="RTF_5f_Num_20_40_20_8" style:display-name="RTF_Num 40 8" style:family="text"/>
    <style:style style:name="RTF_5f_Num_20_40_20_9" style:display-name="RTF_Num 40 9" style:family="text"/>
    <style:style style:name="RTF_5f_Num_20_41_20_1" style:display-name="RTF_Num 41 1" style:family="text"/>
    <style:style style:name="RTF_5f_Num_20_41_20_2" style:display-name="RTF_Num 41 2" style:family="text"/>
    <style:style style:name="RTF_5f_Num_20_41_20_3" style:display-name="RTF_Num 41 3" style:family="text"/>
    <style:style style:name="RTF_5f_Num_20_41_20_4" style:display-name="RTF_Num 41 4" style:family="text"/>
    <style:style style:name="RTF_5f_Num_20_41_20_5" style:display-name="RTF_Num 41 5" style:family="text"/>
    <style:style style:name="RTF_5f_Num_20_41_20_6" style:display-name="RTF_Num 41 6" style:family="text"/>
    <style:style style:name="RTF_5f_Num_20_41_20_7" style:display-name="RTF_Num 41 7" style:family="text"/>
    <style:style style:name="RTF_5f_Num_20_41_20_8" style:display-name="RTF_Num 41 8" style:family="text"/>
    <style:style style:name="RTF_5f_Num_20_41_20_9" style:display-name="RTF_Num 41 9" style:family="text"/>
    <style:style style:name="RTF_5f_Num_20_42_20_1" style:display-name="RTF_Num 42 1" style:family="text"/>
    <style:style style:name="RTF_5f_Num_20_42_20_2" style:display-name="RTF_Num 42 2" style:family="text">
      <style:text-properties style:font-name-asian="OpenSymbol1"/>
    </style:style>
    <style:style style:name="RTF_5f_Num_20_42_20_3" style:display-name="RTF_Num 42 3" style:family="text"/>
    <style:style style:name="RTF_5f_Num_20_42_20_4" style:display-name="RTF_Num 42 4" style:family="text"/>
    <style:style style:name="RTF_5f_Num_20_42_20_5" style:display-name="RTF_Num 42 5" style:family="text"/>
    <style:style style:name="RTF_5f_Num_20_42_20_6" style:display-name="RTF_Num 42 6" style:family="text"/>
    <style:style style:name="RTF_5f_Num_20_42_20_7" style:display-name="RTF_Num 42 7" style:family="text"/>
    <style:style style:name="RTF_5f_Num_20_42_20_8" style:display-name="RTF_Num 42 8" style:family="text"/>
    <style:style style:name="RTF_5f_Num_20_42_20_9" style:display-name="RTF_Num 42 9" style:family="text"/>
    <style:style style:name="RTF_5f_Num_20_43_20_1" style:display-name="RTF_Num 43 1" style:family="text"/>
    <style:style style:name="RTF_5f_Num_20_43_20_2" style:display-name="RTF_Num 43 2" style:family="text"/>
    <style:style style:name="RTF_5f_Num_20_43_20_3" style:display-name="RTF_Num 43 3" style:family="text"/>
    <style:style style:name="RTF_5f_Num_20_43_20_4" style:display-name="RTF_Num 43 4" style:family="text"/>
    <style:style style:name="RTF_5f_Num_20_43_20_5" style:display-name="RTF_Num 43 5" style:family="text"/>
    <style:style style:name="RTF_5f_Num_20_43_20_6" style:display-name="RTF_Num 43 6" style:family="text"/>
    <style:style style:name="RTF_5f_Num_20_43_20_7" style:display-name="RTF_Num 43 7" style:family="text"/>
    <style:style style:name="RTF_5f_Num_20_43_20_8" style:display-name="RTF_Num 43 8" style:family="text"/>
    <style:style style:name="RTF_5f_Num_20_43_20_9" style:display-name="RTF_Num 43 9" style:family="text"/>
    <style:style style:name="RTF_5f_Num_20_44_20_1" style:display-name="RTF_Num 44 1" style:family="text"/>
    <style:style style:name="RTF_5f_Num_20_44_20_2" style:display-name="RTF_Num 44 2" style:family="text">
      <style:text-properties style:font-name-asian="OpenSymbol1"/>
    </style:style>
    <style:style style:name="RTF_5f_Num_20_44_20_3" style:display-name="RTF_Num 44 3" style:family="text"/>
    <style:style style:name="RTF_5f_Num_20_44_20_4" style:display-name="RTF_Num 44 4" style:family="text"/>
    <style:style style:name="RTF_5f_Num_20_44_20_5" style:display-name="RTF_Num 44 5" style:family="text"/>
    <style:style style:name="RTF_5f_Num_20_44_20_6" style:display-name="RTF_Num 44 6" style:family="text"/>
    <style:style style:name="RTF_5f_Num_20_44_20_7" style:display-name="RTF_Num 44 7" style:family="text"/>
    <style:style style:name="RTF_5f_Num_20_44_20_8" style:display-name="RTF_Num 44 8" style:family="text"/>
    <style:style style:name="RTF_5f_Num_20_44_20_9" style:display-name="RTF_Num 44 9" style:family="text"/>
    <style:style style:name="RTF_5f_Num_20_45_20_1" style:display-name="RTF_Num 45 1" style:family="text"/>
    <style:style style:name="RTF_5f_Num_20_45_20_2" style:display-name="RTF_Num 45 2" style:family="text"/>
    <style:style style:name="RTF_5f_Num_20_45_20_3" style:display-name="RTF_Num 45 3" style:family="text"/>
    <style:style style:name="RTF_5f_Num_20_45_20_4" style:display-name="RTF_Num 45 4" style:family="text"/>
    <style:style style:name="RTF_5f_Num_20_45_20_5" style:display-name="RTF_Num 45 5" style:family="text"/>
    <style:style style:name="RTF_5f_Num_20_45_20_6" style:display-name="RTF_Num 45 6" style:family="text"/>
    <style:style style:name="RTF_5f_Num_20_45_20_7" style:display-name="RTF_Num 45 7" style:family="text"/>
    <style:style style:name="RTF_5f_Num_20_45_20_8" style:display-name="RTF_Num 45 8" style:family="text"/>
    <style:style style:name="RTF_5f_Num_20_45_20_9" style:display-name="RTF_Num 45 9" style:family="text"/>
    <style:style style:name="RTF_5f_Num_20_46_20_1" style:display-name="RTF_Num 46 1" style:family="text"/>
    <style:style style:name="RTF_5f_Num_20_46_20_2" style:display-name="RTF_Num 46 2" style:family="text">
      <style:text-properties style:font-name-asian="OpenSymbol1"/>
    </style:style>
    <style:style style:name="RTF_5f_Num_20_46_20_3" style:display-name="RTF_Num 46 3" style:family="text"/>
    <style:style style:name="RTF_5f_Num_20_46_20_4" style:display-name="RTF_Num 46 4" style:family="text"/>
    <style:style style:name="RTF_5f_Num_20_46_20_5" style:display-name="RTF_Num 46 5" style:family="text"/>
    <style:style style:name="RTF_5f_Num_20_46_20_6" style:display-name="RTF_Num 46 6" style:family="text"/>
    <style:style style:name="RTF_5f_Num_20_46_20_7" style:display-name="RTF_Num 46 7" style:family="text"/>
    <style:style style:name="RTF_5f_Num_20_46_20_8" style:display-name="RTF_Num 46 8" style:family="text"/>
    <style:style style:name="RTF_5f_Num_20_46_20_9" style:display-name="RTF_Num 46 9" style:family="text"/>
    <style:style style:name="RTF_5f_Num_20_47_20_1" style:display-name="RTF_Num 47 1" style:family="text"/>
    <style:style style:name="RTF_5f_Num_20_47_20_2" style:display-name="RTF_Num 47 2" style:family="text"/>
    <style:style style:name="RTF_5f_Num_20_47_20_3" style:display-name="RTF_Num 47 3" style:family="text"/>
    <style:style style:name="RTF_5f_Num_20_47_20_4" style:display-name="RTF_Num 47 4" style:family="text"/>
    <style:style style:name="RTF_5f_Num_20_47_20_5" style:display-name="RTF_Num 47 5" style:family="text"/>
    <style:style style:name="RTF_5f_Num_20_47_20_6" style:display-name="RTF_Num 47 6" style:family="text"/>
    <style:style style:name="RTF_5f_Num_20_47_20_7" style:display-name="RTF_Num 47 7" style:family="text"/>
    <style:style style:name="RTF_5f_Num_20_47_20_8" style:display-name="RTF_Num 47 8" style:family="text"/>
    <style:style style:name="RTF_5f_Num_20_47_20_9" style:display-name="RTF_Num 47 9" style:family="text"/>
    <style:style style:name="RTF_5f_Num_20_48_20_1" style:display-name="RTF_Num 48 1" style:family="text"/>
    <style:style style:name="RTF_5f_Num_20_48_20_2" style:display-name="RTF_Num 48 2" style:family="text">
      <style:text-properties style:font-name-asian="OpenSymbol1"/>
    </style:style>
    <style:style style:name="RTF_5f_Num_20_48_20_3" style:display-name="RTF_Num 48 3" style:family="text"/>
    <style:style style:name="RTF_5f_Num_20_48_20_4" style:display-name="RTF_Num 48 4" style:family="text"/>
    <style:style style:name="RTF_5f_Num_20_48_20_5" style:display-name="RTF_Num 48 5" style:family="text"/>
    <style:style style:name="RTF_5f_Num_20_48_20_6" style:display-name="RTF_Num 48 6" style:family="text"/>
    <style:style style:name="RTF_5f_Num_20_48_20_7" style:display-name="RTF_Num 48 7" style:family="text"/>
    <style:style style:name="RTF_5f_Num_20_48_20_8" style:display-name="RTF_Num 48 8" style:family="text"/>
    <style:style style:name="RTF_5f_Num_20_48_20_9" style:display-name="RTF_Num 48 9" style:family="text"/>
    <style:style style:name="RTF_5f_Num_20_49_20_1" style:display-name="RTF_Num 49 1" style:family="text"/>
    <style:style style:name="RTF_5f_Num_20_49_20_2" style:display-name="RTF_Num 49 2" style:family="text"/>
    <style:style style:name="RTF_5f_Num_20_49_20_3" style:display-name="RTF_Num 49 3" style:family="text"/>
    <style:style style:name="RTF_5f_Num_20_49_20_4" style:display-name="RTF_Num 49 4" style:family="text"/>
    <style:style style:name="RTF_5f_Num_20_49_20_5" style:display-name="RTF_Num 49 5" style:family="text"/>
    <style:style style:name="RTF_5f_Num_20_49_20_6" style:display-name="RTF_Num 49 6" style:family="text"/>
    <style:style style:name="RTF_5f_Num_20_49_20_7" style:display-name="RTF_Num 49 7" style:family="text"/>
    <style:style style:name="RTF_5f_Num_20_49_20_8" style:display-name="RTF_Num 49 8" style:family="text"/>
    <style:style style:name="RTF_5f_Num_20_49_20_9" style:display-name="RTF_Num 49 9" style:family="text"/>
    <style:style style:name="RTF_5f_Num_20_50_20_1" style:display-name="RTF_Num 50 1" style:family="text"/>
    <style:style style:name="RTF_5f_Num_20_50_20_2" style:display-name="RTF_Num 50 2" style:family="text">
      <style:text-properties style:font-name-asian="OpenSymbol1"/>
    </style:style>
    <style:style style:name="RTF_5f_Num_20_50_20_3" style:display-name="RTF_Num 50 3" style:family="text"/>
    <style:style style:name="RTF_5f_Num_20_50_20_4" style:display-name="RTF_Num 50 4" style:family="text"/>
    <style:style style:name="RTF_5f_Num_20_50_20_5" style:display-name="RTF_Num 50 5" style:family="text"/>
    <style:style style:name="RTF_5f_Num_20_50_20_6" style:display-name="RTF_Num 50 6" style:family="text"/>
    <style:style style:name="RTF_5f_Num_20_50_20_7" style:display-name="RTF_Num 50 7" style:family="text"/>
    <style:style style:name="RTF_5f_Num_20_50_20_8" style:display-name="RTF_Num 50 8" style:family="text"/>
    <style:style style:name="RTF_5f_Num_20_50_20_9" style:display-name="RTF_Num 50 9" style:family="text"/>
    <style:style style:name="Source_20_Text" style:display-name="Source Text" style:family="text">
      <style:text-properties style:font-name="Droid Sans Mono" style:font-name-asian="Droid Sans Fallback1" style:font-name-complex="Lohit Hindi3"/>
    </style:style>
    <style:style style:name="Teletype" style:family="text">
      <style:text-properties style:font-name="Droid Sans Mono" style:font-name-asian="Droid Sans Fallback1" style:font-name-complex="Lohit Hindi3"/>
    </style:style>
    <style:style style:name="Variable" style:family="text">
      <style:text-properties fo:font-style="italic" style:font-style-asian="italic" style:font-style-complex="italic"/>
    </style:style>
    <style:style style:name="Done" style:family="text">
      <style:text-properties fo:background-color="#ffffcc" style:font-size-asian="10.5pt"/>
    </style:style>
    <style:style style:name="Todo" style:family="text">
      <style:text-properties fo:background-color="#e6e6f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2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2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2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2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2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2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2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2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3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3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3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3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3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3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3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3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" style:display-name="RTF_Num 4">
      <text:list-level-style-number text:level="1" text:style-name="RTF_5f_Num_20_4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4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4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4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4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4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4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4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4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5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5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5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5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5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5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5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5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6" style:display-name="RTF_Num 6">
      <text:list-level-style-number text:level="1" text:style-name="RTF_5f_Num_20_6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6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6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6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6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6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6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6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6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7" style:display-name="RTF_Num 7">
      <text:list-level-style-number text:level="1" text:style-name="RTF_5f_Num_20_7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7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7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7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7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7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7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7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7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8" style:display-name="RTF_Num 8">
      <text:list-level-style-number text:level="1" text:style-name="RTF_5f_Num_20_8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8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8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8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8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8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8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8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8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9" style:display-name="RTF_Num 9">
      <text:list-level-style-number text:level="1" text:style-name="RTF_5f_Num_20_9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9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9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9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9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9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9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9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9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0" style:display-name="RTF_Num 10">
      <text:list-level-style-number text:level="1" text:style-name="RTF_5f_Num_20_10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10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10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10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10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10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10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10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10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1" style:display-name="RTF_Num 11">
      <text:list-level-style-number text:level="1" text:style-name="RTF_5f_Num_20_11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11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11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11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11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11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11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11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11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2" style:display-name="RTF_Num 12">
      <text:list-level-style-number text:level="1" text:style-name="RTF_5f_Num_20_12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12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12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12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12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12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12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12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12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3" style:display-name="RTF_Num 13">
      <text:list-level-style-number text:level="1" text:style-name="RTF_5f_Num_20_13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13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13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13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13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13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13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13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13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4" style:display-name="RTF_Num 14">
      <text:list-level-style-number text:level="1" text:style-name="RTF_5f_Num_20_14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14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14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14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14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14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14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14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14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5" style:display-name="RTF_Num 15">
      <text:list-level-style-number text:level="1" text:style-name="RTF_5f_Num_20_15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15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15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15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15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15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15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15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15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6" style:display-name="RTF_Num 16">
      <text:list-level-style-number text:level="1" text:style-name="RTF_5f_Num_20_16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16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16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16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16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16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16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16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16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7" style:display-name="RTF_Num 17">
      <text:list-level-style-number text:level="1" text:style-name="RTF_5f_Num_20_17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17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17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17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17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17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17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17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17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8" style:display-name="RTF_Num 18">
      <text:list-level-style-number text:level="1" text:style-name="RTF_5f_Num_20_18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18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18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18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18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18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18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18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18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9" style:display-name="RTF_Num 19">
      <text:list-level-style-number text:level="1" text:style-name="RTF_5f_Num_20_19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19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19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19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19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19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19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19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19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0" style:display-name="RTF_Num 20">
      <text:list-level-style-number text:level="1" text:style-name="RTF_5f_Num_20_20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20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20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20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20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20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20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20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20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1" style:display-name="RTF_Num 21">
      <text:list-level-style-number text:level="1" text:style-name="RTF_5f_Num_20_21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21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21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21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21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21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21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21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21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2" style:display-name="RTF_Num 22">
      <text:list-level-style-number text:level="1" text:style-name="RTF_5f_Num_20_22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22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22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22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22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22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22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22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22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3" style:display-name="RTF_Num 23">
      <text:list-level-style-number text:level="1" text:style-name="RTF_5f_Num_20_23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23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23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23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23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23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23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23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23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4" style:display-name="RTF_Num 24">
      <text:list-level-style-number text:level="1" text:style-name="RTF_5f_Num_20_24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24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24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24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24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24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24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24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24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5" style:display-name="RTF_Num 25">
      <text:list-level-style-number text:level="1" text:style-name="RTF_5f_Num_20_25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25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25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25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25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25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25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25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25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6" style:display-name="RTF_Num 26">
      <text:list-level-style-number text:level="1" text:style-name="RTF_5f_Num_20_26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26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26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26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26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26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26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26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26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7" style:display-name="RTF_Num 27">
      <text:list-level-style-number text:level="1" text:style-name="RTF_5f_Num_20_27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27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27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27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27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27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27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27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27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8" style:display-name="RTF_Num 28">
      <text:list-level-style-number text:level="1" text:style-name="RTF_5f_Num_20_28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28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28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28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28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28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28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28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28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9" style:display-name="RTF_Num 29">
      <text:list-level-style-number text:level="1" text:style-name="RTF_5f_Num_20_29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29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29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29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29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29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29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29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29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0" style:display-name="RTF_Num 30">
      <text:list-level-style-number text:level="1" text:style-name="RTF_5f_Num_20_30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30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30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30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30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30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30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30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30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1" style:display-name="RTF_Num 31">
      <text:list-level-style-number text:level="1" text:style-name="RTF_5f_Num_20_31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31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31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31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31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31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31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31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31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2" style:display-name="RTF_Num 32">
      <text:list-level-style-number text:level="1" text:style-name="RTF_5f_Num_20_32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32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32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32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32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32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32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32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32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3" style:display-name="RTF_Num 33">
      <text:list-level-style-number text:level="1" text:style-name="RTF_5f_Num_20_33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33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33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33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33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33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33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33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33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4" style:display-name="RTF_Num 34">
      <text:list-level-style-number text:level="1" text:style-name="RTF_5f_Num_20_34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34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34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34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34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34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34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34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34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5" style:display-name="RTF_Num 35">
      <text:list-level-style-number text:level="1" text:style-name="RTF_5f_Num_20_35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35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35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35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35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35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35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35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35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6" style:display-name="RTF_Num 36">
      <text:list-level-style-number text:level="1" text:style-name="RTF_5f_Num_20_36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36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36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36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36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36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36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36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36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7" style:display-name="RTF_Num 37">
      <text:list-level-style-number text:level="1" text:style-name="RTF_5f_Num_20_37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37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37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37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37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37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37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37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37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8" style:display-name="RTF_Num 38">
      <text:list-level-style-number text:level="1" text:style-name="RTF_5f_Num_20_38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38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38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38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38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38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38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38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38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9" style:display-name="RTF_Num 39">
      <text:list-level-style-number text:level="1" text:style-name="RTF_5f_Num_20_39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39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39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39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39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39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39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39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39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0" style:display-name="RTF_Num 40">
      <text:list-level-style-number text:level="1" text:style-name="RTF_5f_Num_20_40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40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40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40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40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40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40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40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40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1" style:display-name="RTF_Num 41">
      <text:list-level-style-number text:level="1" text:style-name="RTF_5f_Num_20_41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41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41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41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41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41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41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41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41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2" style:display-name="RTF_Num 42">
      <text:list-level-style-number text:level="1" text:style-name="RTF_5f_Num_20_42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42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42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42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42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42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42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42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42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3" style:display-name="RTF_Num 43">
      <text:list-level-style-number text:level="1" text:style-name="RTF_5f_Num_20_43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43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43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43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43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43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43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43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43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4" style:display-name="RTF_Num 44">
      <text:list-level-style-number text:level="1" text:style-name="RTF_5f_Num_20_44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44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44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44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44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44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44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44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44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5" style:display-name="RTF_Num 45">
      <text:list-level-style-number text:level="1" text:style-name="RTF_5f_Num_20_45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45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45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45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45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45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45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45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45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6" style:display-name="RTF_Num 46">
      <text:list-level-style-number text:level="1" text:style-name="RTF_5f_Num_20_46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46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46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46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46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46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46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46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46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7" style:display-name="RTF_Num 47">
      <text:list-level-style-number text:level="1" text:style-name="RTF_5f_Num_20_47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47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47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47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47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47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47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47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47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8" style:display-name="RTF_Num 48">
      <text:list-level-style-number text:level="1" text:style-name="RTF_5f_Num_20_48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48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48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48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48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48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48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48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48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9" style:display-name="RTF_Num 49">
      <text:list-level-style-number text:level="1" text:style-name="RTF_5f_Num_20_49_20_1" style:num-format="">
        <style:list-level-properties text:list-level-position-and-space-mode="label-alignment">
          <style:list-level-label-alignment text:label-followed-by="listtab" text:list-tab-stop-position="0.762cm"/>
        </style:list-level-properties>
      </text:list-level-style-number>
      <text:list-level-style-number text:level="2" text:style-name="RTF_5f_Num_20_49_20_2" style:num-format="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3" text:style-name="RTF_5f_Num_20_49_20_3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RTF_5f_Num_20_49_20_4" style:num-format="">
        <style:list-level-properties text:list-level-position-and-space-mode="label-alignment">
          <style:list-level-label-alignment text:label-followed-by="listtab" text:list-tab-stop-position="1.524cm"/>
        </style:list-level-properties>
      </text:list-level-style-number>
      <text:list-level-style-number text:level="5" text:style-name="RTF_5f_Num_20_49_20_5" style:num-format="">
        <style:list-level-properties text:list-level-position-and-space-mode="label-alignment">
          <style:list-level-label-alignment text:label-followed-by="listtab" text:list-tab-stop-position="1.778cm"/>
        </style:list-level-properties>
      </text:list-level-style-number>
      <text:list-level-style-number text:level="6" text:style-name="RTF_5f_Num_20_49_20_6" style:num-format="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7" text:style-name="RTF_5f_Num_20_49_20_7" style:num-format="">
        <style:list-level-properties text:list-level-position-and-space-mode="label-alignment">
          <style:list-level-label-alignment text:label-followed-by="listtab" text:list-tab-stop-position="2.286cm"/>
        </style:list-level-properties>
      </text:list-level-style-number>
      <text:list-level-style-number text:level="8" text:style-name="RTF_5f_Num_20_49_20_8" style:num-format="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RTF_5f_Num_20_49_20_9" style:num-format="">
        <style:list-level-properties text:list-level-position-and-space-mode="label-alignment">
          <style:list-level-label-alignment text:label-followed-by="listtab" text:list-tab-stop-position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50" style:display-name="RTF_Num 50">
      <text:list-level-style-number text:level="1" text:style-name="RTF_5f_Num_20_50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bullet text:level="2" text:style-name="RTF_5f_Num_20_50_20_2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number text:level="3" text:style-name="RTF_5f_Num_20_50_20_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RTF_5f_Num_20_50_20_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RTF_5f_Num_20_50_20_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RTF_5f_Num_20_50_20_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RTF_5f_Num_20_50_20_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RTF_5f_Num_20_50_20_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RTF_5f_Num_20_50_20_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  <style:master-page style:name="Landscape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04:46:11</meta:creation-date>
    <dc:date>2014-12-19T15:19:18</dc:date>
    <meta:editing-duration>P2DT1H44M11S</meta:editing-duration>
    <meta:editing-cycles>1398</meta:editing-cycles>
    <meta:generator>LibreOffice/3.5$Linux_x86 LibreOffice_project/350m1$Build-2</meta:generator>
    <meta:print-date>2014-08-21T02:42:56</meta:print-date>
    <meta:document-statistic meta:table-count="0" meta:image-count="0" meta:object-count="1" meta:page-count="2" meta:paragraph-count="34" meta:word-count="219" meta:character-count="1406" meta:non-whitespace-character-count="12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Done">
      <style:graphic-properties draw:textarea-vertical-align="middle" draw:auto-grow-height="false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marker-start="Circle" draw:marker-end="" draw:textarea-vertical-align="middle"/>
    </style:style>
    <style:style style:name="gr4" style:family="graphic" style:parent-style-name="standard">
      <style:graphic-properties draw:stroke="dash" draw:stroke-dash="Fine_20_Dashed_20__28_var_29_"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cm" svg:height="0.5cm" svg:x="6.7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cm" svg:height="0.5cm" svg:x="11.3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cm" svg:height="0.25cm" svg:x="8.9cm" svg:y="2.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cm" svg:height="1cm" svg:x="6cm" svg:y="2.5cm">
          <text:p text:style-name="P1"><text:span text:style-name="T1">Oblig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1cm" svg:y1="3cm" svg:x2="9cm" svg:y2="3cm" draw:start-shape="id1" draw:end-shape="id2" draw:end-glue-point="1" svg:d="m11000 3000h-2000" svg:viewBox="0 0 2001 1">
          <text:p/>
        </draw:connector>
        <draw:custom-shape draw:style-name="gr4" draw:text-style-name="P2" xml:id="id1" draw:id="id1" draw:layer="layout" svg:width="4cm" svg:height="1cm" svg:x="11cm" svg:y="2.5cm">
          <text:p text:style-name="P1"><text:span text:style-name="T1">Historical Oblig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0.9cm" svg:height="0.645cm" svg:x="10.226cm" svg:y="2.948cm">
          <draw:text-box>
            <text:p><text:span text:style-name="T2">1+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ne" style:family="graphic">
      <style:graphic-properties draw:stroke="none" draw:stroke-dash="Dash_20_2" draw:fill-color="#ffffcc" draw:fill-image-width="0cm" draw:fill-image-height="0cm"/>
    </style:style>
    <style:style style:name="Todo" style:family="graphic">
      <style:graphic-properties draw:stroke="none" draw:fill-color="#e6e6ff" draw:fill-image-width="0cm" draw:fill-image-height="0cm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